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49bc" officeooo:paragraph-rsid="000349bc"/>
    </style:style>
    <style:style style:name="P2" style:family="paragraph" style:parent-style-name="Standard">
      <style:text-properties fo:font-weight="bold" officeooo:rsid="000349bc" officeooo:paragraph-rsid="000349bc" style:font-weight-asian="bold" style:font-weight-complex="bold"/>
    </style:style>
    <style:style style:name="P3" style:family="paragraph" style:parent-style-name="Standard">
      <style:text-properties fo:font-weight="normal" officeooo:rsid="000349bc" officeooo:paragraph-rsid="000349bc" style:font-weight-asian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gr1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idades:</text:p>
      <text:p text:style-name="P1">Repartidor: <text:span text:style-name="T1">dni,</text:span><text:span text:style-name="T2"> nom_repar, tlf, dir_Repar, salario, fecha_cadCar</text:span></text:p>
      <text:p text:style-name="P1"><text:span text:style-name="T2">Paquete: </text:span><text:span text:style-name="T1">Cod_pack</text:span><text:span text:style-name="T2">, nom_emi, dir_emi, nom_rec, dic_rece</text:span></text:p>
      <text:p text:style-name="P1"><text:span text:style-name="T2">Camion: </text:span><text:span text:style-name="T1">matricula</text:span><text:span text:style-name="T2">, Modelo, capacidad</text:span></text:p>
      <text:p text:style-name="P1"><text:span text:style-name="T2">Ciudad: </text:span><text:span text:style-name="T1">cod_city,</text:span><text:span text:style-name="T2"> nom_city</text:span></text:p>
      <text:p text:style-name="P1"><text:span text:style-name="T2"/></text:p>
      <text:p text:style-name="P2"><text:span text:style-name="T2">Interrelaciones:</text:span></text:p>
      <text:p text:style-name="P3"><text:span text:style-name="T2">Conducir → Conducir: </text:span><text:span text:style-name="T1">dni</text:span><text:span text:style-name="T2">, matricula</text:span></text:p>
      <text:p text:style-name="P3"><text:span text:style-name="T2">Llevar → Paquete: </text:span><text:span text:style-name="T1">Cod_pack</text:span><text:span text:style-name="T2">, nom_emi, dir_emi, nom_rec, dic_rece, dni</text:span></text:p>
      <text:p text:style-name="P3"><text:span text:style-name="T2">Llegar → Paquete: </text:span><text:span text:style-name="T1">Cod_pack</text:span><text:span text:style-name="T2">, nom_emi, dir_emi, nom_rec, dic_rece, dni, cod_city</text:span></text:p>
      <text:p text:style-name="P3"><text:span text:style-name="T2"/></text:p>
      <text:p text:style-name="P2"><text:span text:style-name="T2">Tablas diagrama E-R:</text:span></text:p>
      <text:p text:style-name="P1"><text:span text:style-name="T2">Repartidor: </text:span><text:span text:style-name="T1">dni,</text:span><text:span text:style-name="T2"> nom_repar, tlf, dir_Repar, salario, fecha_cadCar</text:span></text:p>
      <text:p text:style-name="P3"><text:span text:style-name="T2">Paquete: </text:span><text:span text:style-name="T1">Cod_pack</text:span><text:span text:style-name="T2">, nom_emi, dir_emi, nom_rec, dic_rece, dni, cod_city</text:span></text:p>
      <text:p text:style-name="P1"><text:span text:style-name="T2">Camion: </text:span><text:span text:style-name="T1">matricula</text:span><text:span text:style-name="T2">, Modelo, capacidad</text:span></text:p>
      <text:p text:style-name="P1"><text:span text:style-name="T2">Ciudad: </text:span><text:span text:style-name="T1">cod_city,</text:span><text:span text:style-name="T2"> nom_city</text:span></text:p>
      <text:p text:style-name="P3"><text:span text:style-name="T2">Conducir: </text:span><text:span text:style-name="T1">dni</text:span><text:span text:style-name="T2">, matricula</text:span></text:p>
      <text:p text:style-name="P3"><text:span text:style-name="T2"/></text:p>
      <text:p text:style-name="P3"><text:span text:style-name="T2"/></text:p>
      <text:p text:style-name="P1"><text:span text:style-name="T2">Repartidor: </text:span><text:span text:style-name="T1">dni,</text:span><text:span text:style-name="T2"> nom_repar, tlf, dir_Repar, salario, fecha_cadCar</text:span></text:p>
      <text:p text:style-name="P1"><draw:line text:anchor-type="paragraph" draw:z-index="0" draw:name="Línea 1" draw:style-name="gr1" draw:text-style-name="P4" svg:x1="-0.552cm" svg:y1="0.196cm" svg:x2="2.3cm" svg:y2="0.196cm"><text:p/></draw:line><draw:line text:anchor-type="paragraph" draw:z-index="1" draw:name="Línea vertical 1" draw:style-name="gr2" draw:text-style-name="P4" svg:x1="-0.552cm" svg:y1="0.196cm" svg:x2="-0.552cm" svg:y2="5.241cm"><text:p/></draw:line><draw:line text:anchor-type="paragraph" draw:z-index="8" draw:name="Línea vertical 4" draw:style-name="gr1" draw:text-style-name="P4" svg:x1="10.522cm" svg:y1="0.252cm" svg:x2="10.522cm" svg:y2="1.026cm"><text:p/></draw:line><draw:line text:anchor-type="paragraph" draw:z-index="9" draw:name="Línea 4" draw:style-name="gr1" draw:text-style-name="P4" svg:x1="10.522cm" svg:y1="0.252cm" svg:x2="2.452cm" svg:y2="0.196cm"><text:p/></draw:line><text:span text:style-name="T2"/></text:p>
      <text:p text:style-name="P1"><text:span text:style-name="T2"/></text:p>
      <text:p text:style-name="P3"><text:span text:style-name="T2">Paquete: </text:span><text:span text:style-name="T1">Cod_pack</text:span><text:span text:style-name="T2">, nom_emi, dir_emi, nom_rec, dic_rece, dni, cod_city</text:span></text:p>
      <text:p text:style-name="P3"><draw:line text:anchor-type="paragraph" draw:z-index="7" draw:name="Línea vertical 3" draw:style-name="gr1" draw:text-style-name="P4" svg:x1="11.788cm" svg:y1="2.458cm" svg:x2="11.788cm" svg:y2="0.228cm"><text:p/></draw:line><text:span text:style-name="T2"/></text:p>
      <text:p text:style-name="P3"><text:span text:style-name="T2"/></text:p>
      <text:p text:style-name="P1"><text:span text:style-name="T2">Camion: </text:span><text:span text:style-name="T1">matricula</text:span><text:span text:style-name="T2">, Modelo, capacidad</text:span></text:p>
      <text:p text:style-name="P1"><draw:line text:anchor-type="paragraph" draw:z-index="4" draw:name="Línea vertical 2" draw:style-name="gr2" draw:text-style-name="P4" svg:x1="5.627cm" svg:y1="2.395cm" svg:x2="5.627cm" svg:y2="0.185cm"><text:p/></draw:line><draw:line text:anchor-type="paragraph" draw:z-index="5" draw:name="Línea horizontal 2" draw:style-name="gr1" draw:text-style-name="P4" svg:x1="5.626cm" svg:y1="0.185cm" svg:x2="2.358cm" svg:y2="0.185cm"><text:p/></draw:line><text:span text:style-name="T2"/></text:p>
      <text:p text:style-name="P1"><draw:line text:anchor-type="paragraph" draw:z-index="6" draw:name="Línea 3" draw:style-name="gr1" draw:text-style-name="P4" svg:x1="11.789cm" svg:y1="0.509cm" svg:x2="2.32cm" svg:y2="0.453cm"><text:p/></draw:line><text:span text:style-name="T2"/></text:p>
      <text:p text:style-name="P1"><text:span text:style-name="T2">Ciudad: </text:span><text:span text:style-name="T1">cod_city,</text:span><text:span text:style-name="T2"> nom_city</text:span></text:p>
      <text:p text:style-name="P1"><text:span text:style-name="T2"/></text:p>
      <text:p text:style-name="P1"><draw:line text:anchor-type="paragraph" draw:z-index="2" draw:name="Línea horizontal 1" draw:style-name="gr1" draw:text-style-name="P4" svg:x1="-0.552cm" svg:y1="0.372cm" svg:x2="2.111cm" svg:y2="0.372cm"><text:p/></draw:line><draw:line text:anchor-type="paragraph" draw:z-index="3" draw:name="Línea 2" draw:style-name="gr1" draw:text-style-name="P4" svg:x1="5.627cm" svg:y1="0.448cm" svg:x2="3.397cm" svg:y2="0.43cm"><text:p/></draw:line><text:span text:style-name="T2"/></text:p>
      <text:p text:style-name="P3"><text:span text:style-name="T2">Conducir: </text:span><text:span text:style-name="T1">dni</text:span><text:span text:style-name="T2">, matricul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2T00:46:50.678000000</meta:creation-date>
    <meta:generator>LibreOffice/7.6.2.1$Windows_X86_64 LibreOffice_project/56f7684011345957bbf33a7ee678afaf4d2ba333</meta:generator>
    <dc:date>2023-10-22T01:06:00.203000000</dc:date>
    <meta:editing-duration>PT19M9S</meta:editing-duration>
    <meta:editing-cycles>1</meta:editing-cycles>
    <meta:document-statistic meta:table-count="0" meta:image-count="0" meta:object-count="0" meta:page-count="1" meta:paragraph-count="20" meta:word-count="99" meta:character-count="848" meta:non-whitespace-character-count="769"/>
  </office:meta>
</office:document-meta>
</file>